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7.172cm"/>
    </style:style>
    <style:style style:name="co3" style:family="table-column">
      <style:table-column-properties fo:break-before="auto" style:column-width="11.01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45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k3172s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C4,C6,C7,C10,C13,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,C8,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,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(generic, bright, LowCost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string" calcext:value-type="string">
            <text:p>U.FL socket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 Murata LQW15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 LQM21DN150M70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,L4,L5</text:p>
          </table:table-cell>
          <table:table-cell office:value-type="string" calcext:value-type="string">
            <text:p>Bead120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FerriteBead Murata MPZ1005S121ETD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R2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 1%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K3172-SIP</text:p>
          </table:table-cell>
          <table:table-cell office:value-type="string" calcext:value-type="string">
            <text:p>aaa_JoEm:XCVR_RAK3172-SIP</text:p>
          </table:table-cell>
          <table:table-cell office:value-type="string" calcext:value-type="string">
            <text:p>RAK3172LP-SIP or RAK3172-SIP (EU868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,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,Z4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b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15T16:05:17.135000000</dc:date>
    <meta:editing-duration>PT4M27S</meta:editing-duration>
    <meta:editing-cycles>1</meta:editing-cycles>
    <meta:document-statistic meta:table-count="1" meta:cell-count="88" meta:object-count="0"/>
    <meta:generator>LibreOffice/24.8.7.2$Windows_X86_64 LibreOffice_project/e07d0a63a46349d29051da79b1fde8160bab2a89</meta:generator>
  </office:meta>
</office:document-meta>
</file>